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75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2H12M49S">
            <text:p>12:12:49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2H13M49S">
            <text:p>12:13:49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299in" table:end-y="0.002in" draw:z-index="0" draw:name="Chart 1" draw:style-name="gr1" svg:width="13.1886in" svg:height="5.0524in" svg:x="0.0295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32.933333333333">
            <text:p>133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7.6333333333333">
            <text:p>27.6</text:p>
          </table:table-cell>
          <table:table-cell table:style-name="ce4" office:value-type="float" office:value="3.36666666666667">
            <text:p>3.4</text:p>
          </table:table-cell>
          <table:table-cell table:style-name="ce4" office:value-type="float" office:value="3.73333333333333">
            <text:p>3.7</text:p>
          </table:table-cell>
          <table:table-cell table:style-name="ce4" office:value-type="float" office:value="65.3">
            <text:p>65.3</text:p>
          </table:table-cell>
          <table:table-cell table:style-name="ce4" office:value-type="float" office:value="31">
            <text:p>31.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225.2">
            <text:p>225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46.8">
            <text:p>46.8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5.6">
            <text:p>5.6</text:p>
          </table:table-cell>
          <table:table-cell table:style-name="ce4" office:value-type="float" office:value="98.3">
            <text:p>98.3</text:p>
          </table:table-cell>
          <table:table-cell table:style-name="ce4" office:value-type="float" office:value="52.5">
            <text:p>52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772H13M49S">
            <text:p>12:13:49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69360675512666">
            <text:p>1.7</text:p>
          </table:table-cell>
          <table:table-cell table:style-name="ce4" office:value-type="float" office:value="1.69306930693069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50535987748851">
            <text:p>1.5</text:p>
          </table:table-cell>
          <table:table-cell table:style-name="ce4" office:value-type="float" office:value="1.69354838709677">
            <text:p>1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461.514">
            <text:p>46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1-18">
            <text:p>18-Nov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2M12.47S">
            <text:p>00:12:12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.95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0.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7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4746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496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688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1000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4337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7153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3846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4335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10"/>1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4730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3"/>11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7151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8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42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69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2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4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6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8089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3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78752 0 11828 3216407 19050 0 1162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8041 0 2795 803933 1940 0 736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9905 0 3049 807634 2736 0 123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22246 0 2635 805923 2244 0 126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8559 0 3347 798915 12127 0 175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421486 53 6 0 0 0 0 2 0 1 0 0 0 115 0 68006 71 0 0 0 0 0 0 0 22 0 0 0 0 0 0 0 0 530694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109706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159022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377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476264 0 473730 193281 228444 68047 0 3 128778 319 383662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4"/>448 <text:s text:c="6"/>6 <text:s text:c="3"/>0 <text:s text:c="3"/>0 <text:s text:c="3"/>0 <text:s text:c="4"/>0 <text:s text:c="9"/>0 <text:s text:c="8"/>0 <text:s text:c="5"/>448 <text:s text:c="6"/>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43013841 <text:s/>368258 <text:s text:c="3"/>0 <text:s/>389 <text:s text:c="3"/>0 <text:s text:c="4"/>0 <text:s text:c="9"/>0 <text:s text:c="8"/>0 507947989 <text:s/>403282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1140 25982 781878 256820 56862 321131 3026352 2001364 0 254040 225873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1038 25951 780826 256320 56861 321131 3026352 2001364 0 253948 225823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28 0 0 0 0 0 28 2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56 0 0 0 0 0 356 35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30 137485 21 18 7 55 32 142 20 0 1 0 4 2932736 400 4294967295 3350528 3450364 3215650912 3215645884 9991190 0 0 4096 536946211 3223525726 0 0 0 1 0 0 94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0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68258 errors:0 dropped:389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403282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3013841 (43.0 MB) <text:s/>TX bytes:507947989 (507.9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48 (448.0 B) <text:s/>TX bytes:448 (448.0 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286 <text:s text:c="5"/>3995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2H12M49S">
            <text:p>12:12:49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8.3">
            <text:p>98.3</text:p>
          </table:table-cell>
          <table:table-cell office:value-type="float" office:value="1.7">
            <text:p>1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2H13M19S">
            <text:p>12:13:19</text:p>
          </table:table-cell>
          <table:table-cell office:value-type="float" office:value="34.9">
            <text:p>34.9</text:p>
          </table:table-cell>
          <table:table-cell office:value-type="float" office:value="3.9">
            <text:p>3.9</text:p>
          </table:table-cell>
          <table:table-cell office:value-type="float" office:value="5.6">
            <text:p>5.6</text:p>
          </table:table-cell>
          <table:table-cell office:value-type="float" office:value="55.7">
            <text:p>55.7</text:p>
          </table:table-cell>
          <table:table-cell office:value-type="float" office:value="38.8">
            <text:p>38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2H13M49S">
            <text:p>12:13:49</text:p>
          </table:table-cell>
          <table:table-cell office:value-type="float" office:value="46.8">
            <text:p>46.8</text:p>
          </table:table-cell>
          <table:table-cell office:value-type="float" office:value="5.7">
            <text:p>5.7</text:p>
          </table:table-cell>
          <table:table-cell office:value-type="float" office:value="5.6">
            <text:p>5.6</text:p>
          </table:table-cell>
          <table:table-cell office:value-type="float" office:value="41.9">
            <text:p>41.9</text:p>
          </table:table-cell>
          <table:table-cell office:value-type="float" office:value="52.5">
            <text:p>52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7.6333333333333">
            <text:p>27.63</text:p>
            <draw:frame table:end-cell-address="CPU_ALL.U32" table:end-x="0.4736in" table:end-y="0.002in" draw:z-index="0" draw:name="Chart 1" draw:style-name="gr1" svg:width="13.1685in" svg:height="5.0524in" svg:x="0.0295in" svg:y="0.0039in">
              <draw:object draw:notify-on-update-of-ranges="CPU_ALL.A2:CPU_ALL.A4 CPU_ALL.B1:CPU_ALL.B1 CPU_ALL.B2:CPU_ALL.B4 CPU_ALL.C1:CPU_ALL.C1 CPU_ALL.C2:CPU_ALL.C4 CPU_ALL.D1:CPU_ALL.D1 CPU_ALL.D2:CPU_ALL.D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3.36666666666667">
            <text:p>3.37</text:p>
          </table:table-cell>
          <table:table-cell office:value-type="float" office:value="3.73333333333333">
            <text:p>3.73</text:p>
          </table:table-cell>
          <table:table-cell office:value-type="float" office:value="65.3">
            <text:p>65.3</text:p>
          </table:table-cell>
          <table:table-cell office:value-type="float" office:value="31">
            <text:p>31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36in" table:end-y="0.0169in" draw:z-index="1" draw:name="Chart 2" draw:style-name="gr1" svg:width="13.1685in" svg:height="5.0535in" svg:x="0.0295in" svg:y="0.0181in">
              <draw:object draw:notify-on-update-of-ranges="CPU_ALL.A2:CPU_ALL.A4 CPU_ALL.G1:CPU_ALL.G1 CPU_ALL.G2:CPU_ALL.G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5.2">
            <text:p>25.2</text:p>
          </table:table-cell>
          <table:table-cell table:style-name="ce10" office:value-type="float" office:value="2.73333333333333">
            <text:p>2.7</text:p>
          </table:table-cell>
          <table:table-cell table:style-name="ce10" office:value-type="float" office:value="1.66666666666667">
            <text:p>1.7</text:p>
          </table:table-cell>
          <table:table-cell table:style-name="ce10" office:value-type="float" office:value="70.3666666666667">
            <text:p>70.4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30.4">
            <text:p>30.4</text:p>
          </table:table-cell>
          <table:table-cell table:style-name="ce10" office:value-type="float" office:value="3.03333333333333">
            <text:p>3.0</text:p>
          </table:table-cell>
          <table:table-cell table:style-name="ce10" office:value-type="float" office:value="1.26666666666667">
            <text:p>1.3</text:p>
          </table:table-cell>
          <table:table-cell table:style-name="ce10" office:value-type="float" office:value="65.2666666666667">
            <text:p>65.3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8.9333333333333">
            <text:p>28.9</text:p>
          </table:table-cell>
          <table:table-cell table:style-name="ce10" office:value-type="float" office:value="3.26666666666667">
            <text:p>3.3</text:p>
          </table:table-cell>
          <table:table-cell table:style-name="ce10" office:value-type="float" office:value="2.7">
            <text:p>2.7</text:p>
          </table:table-cell>
          <table:table-cell table:style-name="ce10" office:value-type="float" office:value="65.0666666666667">
            <text:p>65.1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7.0333333333333">
            <text:p>27.0</text:p>
          </table:table-cell>
          <table:table-cell table:style-name="ce10" office:value-type="float" office:value="4.16666666666667">
            <text:p>4.2</text:p>
          </table:table-cell>
          <table:table-cell table:style-name="ce10" office:value-type="float" office:value="9.9">
            <text:p>9.9</text:p>
          </table:table-cell>
          <table:table-cell table:style-name="ce10" office:value-type="float" office:value="58.8666666666667">
            <text:p>58.9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36in" table:end-y="0.002in" draw:z-index="0" draw:name="Chart 1" draw:style-name="gr1" svg:width="13.1685in" svg:height="5.0524in" svg:x="0.0295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2H12M49S">
            <text:p>12:12:49</text:p>
          </table:table-cell>
          <table:table-cell office:value-type="float" office:value="0">
            <text:p>0</text:p>
          </table:table-cell>
          <table:table-cell office:value-type="float" office:value="1788.2">
            <text:p>1788.2</text:p>
          </table:table-cell>
          <table:table-cell office:value-type="float" office:value="5.4">
            <text:p>5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2H13M19S">
            <text:p>12:13:19</text:p>
          </table:table-cell>
          <table:table-cell office:value-type="float" office:value="0">
            <text:p>0</text:p>
          </table:table-cell>
          <table:table-cell office:value-type="float" office:value="3811">
            <text:p>3811</text:p>
          </table:table-cell>
          <table:table-cell office:value-type="float" office:value="168.2">
            <text:p>168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2H13M49S">
            <text:p>12:13:49</text:p>
          </table:table-cell>
          <table:table-cell office:value-type="float" office:value="0">
            <text:p>0</text:p>
          </table:table-cell>
          <table:table-cell office:value-type="float" office:value="9784.6">
            <text:p>9784.6</text:p>
          </table:table-cell>
          <table:table-cell office:value-type="float" office:value="225.2">
            <text:p>225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_SUMM.T32" table:end-x="0.6193in" table:end-y="0.002in" draw:z-index="0" draw:name="Chart 1" draw:style-name="gr1" svg:width="13.2697in" svg:height="5.0524in" svg:x="0.0295in" svg:y="0.0039in">
              <draw:object draw:notify-on-update-of-ranges="DISK_SUMM.A2:DISK_SUMM.A4 DISK_SUMM.B1:DISK_SUMM.B1 DISK_SUMM.B2:DISK_SUMM.B4 DISK_SUMM.C1:DISK_SUMM.C1 DISK_SUMM.C2:DISK_SUMM.C4 DISK_SUMM.D2:DISK_SUMM.D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5127.93333333333">
            <text:p>5127.9</text:p>
          </table:table-cell>
          <table:table-cell table:style-name="ce11" table:formula="of:=AVERAGE([.D2:.D4])" office:value-type="float" office:value="132.933333333333">
            <text:p>132.9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2247.34308731696">
            <text:p>2247.3</text:p>
          </table:table-cell>
          <table:table-cell table:style-name="ce11" table:formula="of:=IF([.D6]=0;0;MAX(SUMPRODUCT([.D2:.D4];[.D2:.D4])/SUM([.D2:.D4])-[.D6];0))" office:value-type="float" office:value="65.2498161150117">
            <text:p>65.2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2409.32357934971">
            <text:p>2409.3</text:p>
          </table:table-cell>
          <table:table-cell table:style-name="ce11" table:formula="of:=ABS(MAX([.D2:.D4])-[.D6]-[.D7])" office:value-type="float" office:value="27.016850551655">
            <text:p>27.0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3in" table:end-y="0.0169in" draw:z-index="1" draw:name="Chart 2" draw:style-name="gr1" svg:width="13.2697in" svg:height="5.0535in" svg:x="0.0295in" svg:y="0.0181in">
              <draw:object draw:notify-on-update-of-ranges="DISK_SUMM.B1:DISK_SUMM.D1 DISK_SUMM.A6:DISK_SUMM.A6 DISK_SUMM.B6:DISK_SUMM.D6 DISK_SUMM.A7:DISK_SUMM.A7 DISK_SUMM.B7:DISK_SUMM.D7 DISK_SUMM.A8:DISK_SUMM.A8 DISK_SUMM.B8:DISK_SUMM.D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12M49S">
            <text:p>12:12:49</text:p>
          </table:table-cell>
          <table:table-cell table:number-columns-repeated="2" office:value-type="float" office:value="326.7">
            <text:p>326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53.4">
            <text:p>653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13M19S">
            <text:p>12:13:19</text:p>
          </table:table-cell>
          <table:table-cell table:number-columns-repeated="2" office:value-type="float" office:value="22.7">
            <text:p>22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5.4">
            <text:p>45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13M49S">
            <text:p>12:13:49</text:p>
          </table:table-cell>
          <table:table-cell table:number-columns-repeated="2" office:value-type="float" office:value="43.5">
            <text:p>43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87">
            <text:p>87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30.966666666667">
            <text:p>131.0</text:p>
            <draw:frame table:end-cell-address="DISKBSIZE.V32" table:end-x="0.2236in" table:end-y="0.002in" draw:z-index="0" draw:name="Chart 1" draw:style-name="gr1" svg:width="13.2921in" svg:height="5.0524in" svg:x="0.0295in" svg:y="0.0039in">
              <draw:object draw:notify-on-update-of-ranges="DISKBSIZE.B1:DISKBSIZE.E1 DISKBSIZE.B6:DISKBSIZE.E6 DISKBSIZE.B7:DISKBSIZE.E7 DISKBSIZE.B8:DISKBSIZE.E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130.966666666667">
            <text:p>131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46.815033511496">
            <text:p>146.8</text:p>
          </table:table-cell>
          <table:table-cell table:style-name="ce11" table:formula="of:=IF([.C6]=0;0;MAX(SUMPRODUCT([.C2:.C4];[.C2:.C4])/SUM([.C2:.C4])-[.C6];0))" office:value-type="float" office:value="146.815033511496">
            <text:p>146.8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48.9182998218376">
            <text:p>48.9</text:p>
          </table:table-cell>
          <table:table-cell table:style-name="ce11" table:formula="of:=ABS(MAX([.C2:.C4])-[.C6]-[.C7])" office:value-type="float" office:value="48.9182998218376">
            <text:p>48.9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277.781700178162">
            <text:p>277.8</text:p>
          </table:table-cell>
          <table:table-cell table:style-name="ce11" table:formula="of:=[.C6]+ [.C7]" office:value-type="float" office:value="277.781700178162">
            <text:p>277.8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2236in" table:end-y="0.0169in" draw:z-index="1" draw:name="Chart 2" draw:style-name="gr1" svg:width="13.2921in" svg:height="5.0535in" svg:x="0.0295in" svg:y="0.0181in">
              <draw:object draw:notify-on-update-of-ranges="DISKBSIZE.A2:DISKBSIZE.A4 DISKBSIZE.B1:DISKBSIZE.B1 DISKBSIZE.B2:DISKBSIZE.B4 DISKBSIZE.C1:DISKBSIZE.C1 DISKBSIZE.C2:DISKBSIZE.C4 DISKBSIZE.D1:DISKBSIZE.D1 DISKBSIZE.D2:DISKBSIZE.D4 DISKBSIZE.E1:DISKBSIZE.E1 DISKBSIZE.E2:DISKBSIZE.E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12M49S">
            <text:p>12:12:49</text:p>
          </table:table-cell>
          <table:table-cell office:value-type="float" office:value="0.9">
            <text:p>0.9</text:p>
          </table:table-cell>
          <table:table-cell office:value-type="float" office:value="1.8">
            <text:p>1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.7">
            <text:p>2.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13M19S">
            <text:p>12:13:19</text:p>
          </table:table-cell>
          <table:table-cell table:number-columns-repeated="2" office:value-type="float" office:value="32.9">
            <text:p>32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5.8">
            <text:p>65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13M49S">
            <text:p>12:13:49</text:p>
          </table:table-cell>
          <table:table-cell table:number-columns-repeated="2" office:value-type="float" office:value="46.2">
            <text:p>46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2.4">
            <text:p>92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26.6666666666667">
            <text:p>26.7</text:p>
            <draw:frame table:end-cell-address="DISKBUSY.V32" table:end-x="0.2236in" table:end-y="0.002in" draw:z-index="0" draw:name="Chart 1" draw:style-name="gr1" svg:width="13.2921in" svg:height="5.0524in" svg:x="0.0295in" svg:y="0.0039in">
              <draw:object draw:notify-on-update-of-ranges="DISKBUSY.B1:DISKBUSY.E1 DISKBUSY.B6:DISKBUSY.E6 DISKBUSY.B7:DISKBUSY.E7 DISKBUSY.B8:DISKBUSY.E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26.9666666666667">
            <text:p>27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3.5540833333333">
            <text:p>13.6</text:p>
          </table:table-cell>
          <table:table-cell table:style-name="ce11" table:formula="of:=IF([.C6]=0;0;MAX(SUMPRODUCT([.C2:.C4];[.C2:.C4])/SUM([.C2:.C4])-[.C6];0))" office:value-type="float" office:value="12.8366707869798">
            <text:p>12.8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5.97925000000001">
            <text:p>6.0</text:p>
          </table:table-cell>
          <table:table-cell table:style-name="ce11" table:formula="of:=ABS(MAX([.C2:.C4])-[.C6]-[.C7])" office:value-type="float" office:value="6.39666254635352">
            <text:p>6.4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40.22075">
            <text:p>40.2</text:p>
          </table:table-cell>
          <table:table-cell table:style-name="ce11" table:formula="of:=[.C6]+ [.C7]" office:value-type="float" office:value="39.8033374536465">
            <text:p>39.8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2236in" table:end-y="0.0169in" draw:z-index="1" draw:name="Chart 2" draw:style-name="gr1" svg:width="13.2921in" svg:height="5.0535in" svg:x="0.0295in" svg:y="0.0181in">
              <draw:object draw:notify-on-update-of-ranges="DISKBUSY.A2:DISKBUSY.A4 DISKBUSY.B1:DISKBUSY.B1 DISKBUSY.B2:DISKBUSY.B4 DISKBUSY.C1:DISKBUSY.C1 DISKBUSY.C2:DISKBUSY.C4 DISKBUSY.D1:DISKBUSY.D1 DISKBUSY.D2:DISKBUSY.D4 DISKBUSY.E1:DISKBUSY.E1 DISKBUSY.E2:DISKBUSY.E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12M49S">
            <text:p>12:12:49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13M19S">
            <text:p>12:13:19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13M49S">
            <text:p>12:13:49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READ.V32" table:end-x="0.2236in" table:end-y="0.002in" draw:z-index="0" draw:name="Chart 1" draw:style-name="gr1" svg:width="13.2921in" svg:height="5.0524in" svg:x="0.0295in" svg:y="0.0039in">
              <draw:object draw:notify-on-update-of-ranges="DISKREAD.B1:DISKREAD.E1 DISKREAD.B6:DISKREAD.E6 DISKREAD.B7:DISKREAD.E7 DISKREAD.B8:DISKREAD.E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0">
            <text:p>0.0</text:p>
          </table:table-cell>
          <table:table-cell table:style-name="ce11" table:formula="of:=[.C6]+ [.C7]" office:value-type="float" office:value="0">
            <text:p>0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2236in" table:end-y="0.0169in" draw:z-index="1" draw:name="Chart 2" draw:style-name="gr1" svg:width="13.2921in" svg:height="5.0535in" svg:x="0.0295in" svg:y="0.0181in">
              <draw:object draw:notify-on-update-of-ranges="DISKREAD.A2:DISKREAD.A4 DISKREAD.B1:DISKREAD.B1 DISKREAD.B2:DISKREAD.B4 DISKREAD.C1:DISKREAD.C1 DISKREAD.C2:DISKREAD.C4 DISKREAD.D1:DISKREAD.D1 DISKREAD.D2:DISKREAD.D4 DISKREAD.E1:DISKREAD.E1 DISKREAD.E2:DISKREAD.E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12M49S">
            <text:p>12:12:49</text:p>
          </table:table-cell>
          <table:table-cell table:number-columns-repeated="2" office:value-type="float" office:value="894.1">
            <text:p>894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788.2">
            <text:p>1788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13M19S">
            <text:p>12:13:19</text:p>
          </table:table-cell>
          <table:table-cell table:number-columns-repeated="2" office:value-type="float" office:value="1905.5">
            <text:p>1905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811">
            <text:p>381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13M49S">
            <text:p>12:13:49</text:p>
          </table:table-cell>
          <table:table-cell table:number-columns-repeated="2" office:value-type="float" office:value="4892.3">
            <text:p>4892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784.6">
            <text:p>9784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2563.96666666667">
            <text:p>2564.0</text:p>
            <draw:frame table:end-cell-address="DISKWRITE.V32" table:end-x="0.2236in" table:end-y="0.002in" draw:z-index="0" draw:name="Chart 1" draw:style-name="gr1" svg:width="13.2921in" svg:height="5.0524in" svg:x="0.0295in" svg:y="0.0039in">
              <draw:object draw:notify-on-update-of-ranges="DISKWRITE.B1:DISKWRITE.E1 DISKWRITE.B6:DISKWRITE.E6 DISKWRITE.B7:DISKWRITE.E7 DISKWRITE.B8:DISKWRITE.E8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2563.96666666667">
            <text:p>2564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123.67154365848">
            <text:p>1123.7</text:p>
          </table:table-cell>
          <table:table-cell table:style-name="ce11" table:formula="of:=IF([.C6]=0;0;MAX(SUMPRODUCT([.C2:.C4];[.C2:.C4])/SUM([.C2:.C4])-[.C6];0))" office:value-type="float" office:value="1123.67154365848">
            <text:p>1123.7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204.66178967485">
            <text:p>1204.7</text:p>
          </table:table-cell>
          <table:table-cell table:style-name="ce11" table:formula="of:=ABS(MAX([.C2:.C4])-[.C6]-[.C7])" office:value-type="float" office:value="1204.66178967485">
            <text:p>1204.7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3687.63821032515">
            <text:p>3687.6</text:p>
          </table:table-cell>
          <table:table-cell table:style-name="ce11" table:formula="of:=[.C6]+ [.C7]" office:value-type="float" office:value="3687.63821032515">
            <text:p>3687.6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2236in" table:end-y="0.0169in" draw:z-index="1" draw:name="Chart 2" draw:style-name="gr1" svg:width="13.2921in" svg:height="5.0535in" svg:x="0.0295in" svg:y="0.0181in">
              <draw:object draw:notify-on-update-of-ranges="DISKWRITE.A2:DISKWRITE.A4 DISKWRITE.B1:DISKWRITE.B1 DISKWRITE.B2:DISKWRITE.B4 DISKWRITE.C1:DISKWRITE.C1 DISKWRITE.C2:DISKWRITE.C4 DISKWRITE.D1:DISKWRITE.D1 DISKWRITE.D2:DISKWRITE.D4 DISKWRITE.E1:DISKWRITE.E1 DISKWRITE.E2:DISKWRITE.E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12M49S">
            <text:p>12:12:49</text:p>
          </table:table-cell>
          <table:table-cell table:number-columns-repeated="2"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5.4">
            <text:p>5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13M19S">
            <text:p>12:13:19</text:p>
          </table:table-cell>
          <table:table-cell table:number-columns-repeated="2" office:value-type="float" office:value="84.1">
            <text:p>84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68.2">
            <text:p>168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2H13M49S">
            <text:p>12:13:49</text:p>
          </table:table-cell>
          <table:table-cell table:number-columns-repeated="2" office:value-type="float" office:value="112.6">
            <text:p>112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25.2">
            <text:p>225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66.4666666666667">
            <text:p>66.5</text:p>
            <draw:frame table:end-cell-address="DISKXFER.V32" table:end-x="0.2236in" table:end-y="0.002in" draw:z-index="0" draw:name="Chart 1" draw:style-name="gr1" svg:width="13.2921in" svg:height="5.0524in" svg:x="0.0295in" svg:y="0.0039in">
              <draw:object draw:notify-on-update-of-ranges="DISKXFER.B1:DISKXFER.E1 DISKXFER.B6:DISKXFER.E6 DISKXFER.B7:DISKXFER.E7 DISKXFER.B8:DISKXFER.E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66.4666666666667">
            <text:p>66.5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32.6249080575059">
            <text:p>32.6</text:p>
          </table:table-cell>
          <table:table-cell table:style-name="ce11" table:formula="of:=IF([.C6]=0;0;MAX(SUMPRODUCT([.C2:.C4];[.C2:.C4])/SUM([.C2:.C4])-[.C6];0))" office:value-type="float" office:value="32.6249080575059">
            <text:p>32.6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3.5084252758275">
            <text:p>13.5</text:p>
          </table:table-cell>
          <table:table-cell table:style-name="ce11" table:formula="of:=ABS(MAX([.C2:.C4])-[.C6]-[.C7])" office:value-type="float" office:value="13.5084252758275">
            <text:p>13.5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99.0915747241725">
            <text:p>99.1</text:p>
          </table:table-cell>
          <table:table-cell table:style-name="ce11" table:formula="of:=[.C6]+ [.C7]" office:value-type="float" office:value="99.0915747241725">
            <text:p>99.1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2236in" table:end-y="0.0169in" draw:z-index="1" draw:name="Chart 2" draw:style-name="gr1" svg:width="13.2921in" svg:height="5.0535in" svg:x="0.0295in" svg:y="0.0181in">
              <draw:object draw:notify-on-update-of-ranges="DISKXFER.A2:DISKXFER.A4 DISKXFER.B1:DISKXFER.B1 DISKXFER.B2:DISKXFER.B4 DISKXFER.C1:DISKXFER.C1 DISKXFER.C2:DISKXFER.C4 DISKXFER.D1:DISKXFER.D1 DISKXFER.D2:DISKXFER.D4 DISKXFER.E1:DISKXFER.E1 DISKXFER.E2:DISKXFER.E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12M49S">
            <text:p>12:12:49</text:p>
          </table:table-cell>
          <table:table-cell office:value-type="float" office:value="42.8">
            <text:p>42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13M19S">
            <text:p>12:13:19</text:p>
          </table:table-cell>
          <table:table-cell office:value-type="float" office:value="44.4">
            <text:p>44.4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13M49S">
            <text:p>12:13:49</text:p>
          </table:table-cell>
          <table:table-cell office:value-type="float" office:value="42.8">
            <text:p>42.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3.3333333333333">
            <text:p>43.3</text:p>
            <draw:frame table:end-cell-address="JFSFILE.U32" table:end-x="0.4736in" table:end-y="0.002in" draw:z-index="0" draw:name="Chart 1" draw:style-name="gr1" svg:width="13.1685in" svg:height="5.0524in" svg:x="0.0295in" svg:y="0.0039in">
              <draw:object draw:notify-on-update-of-ranges="JFSFILE.B1:JFSFILE.F1 JFSFILE.A6:JFSFILE.A6 JFSFILE.B6:JFSFILE.F6 JFSFILE.A7:JFSFILE.A7 JFSFILE.B7:JFSFILE.F7 JFSFILE.A8:JFSFILE.A8 JFSFILE.B8:JFSFILE.F8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131282051281971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.05353846153847">
            <text:p>1.1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2H12M49S">
            <text:p>12:12:49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63.9">
            <text:p>463.9</text:p>
          </table:table-cell>
          <table:table-cell office:value-type="float" office:value="1.6">
            <text:p>1.6</text:p>
          </table:table-cell>
          <table:table-cell office:value-type="float" office:value="462.2">
            <text:p>462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53.2">
            <text:p>653.2</text:p>
          </table:table-cell>
          <table:table-cell office:value-type="float" office:value="1074.1">
            <text:p>1074.1</text:p>
          </table:table-cell>
          <table:table-cell office:value-type="float" office:value="-1">
            <text:p>-1</text:p>
          </table:table-cell>
          <table:table-cell office:value-type="float" office:value="146.1">
            <text:p>146.1</text:p>
          </table:table-cell>
          <table:table-cell office:value-type="float" office:value="0">
            <text:p>0</text:p>
          </table:table-cell>
          <table:table-cell office:value-type="float" office:value="423.5">
            <text:p>423.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2H13M19S">
            <text:p>12:13:19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354.3">
            <text:p>354.3</text:p>
          </table:table-cell>
          <table:table-cell office:value-type="float" office:value="1.6">
            <text:p>1.6</text:p>
          </table:table-cell>
          <table:table-cell office:value-type="float" office:value="352.6">
            <text:p>352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71.1">
            <text:p>771.1</text:p>
          </table:table-cell>
          <table:table-cell office:value-type="float" office:value="1144.7">
            <text:p>1144.7</text:p>
          </table:table-cell>
          <table:table-cell office:value-type="float" office:value="-1">
            <text:p>-1</text:p>
          </table:table-cell>
          <table:table-cell office:value-type="float" office:value="147.2">
            <text:p>147.2</text:p>
          </table:table-cell>
          <table:table-cell office:value-type="float" office:value="0">
            <text:p>0</text:p>
          </table:table-cell>
          <table:table-cell office:value-type="float" office:value="463.9">
            <text:p>463.9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2H13M49S">
            <text:p>12:13:49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69.3">
            <text:p>469.3</text:p>
          </table:table-cell>
          <table:table-cell office:value-type="float" office:value="12">
            <text:p>12</text:p>
          </table:table-cell>
          <table:table-cell office:value-type="float" office:value="457.2">
            <text:p>457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50.5">
            <text:p>650.5</text:p>
          </table:table-cell>
          <table:table-cell office:value-type="float" office:value="1061.5">
            <text:p>1061.5</text:p>
          </table:table-cell>
          <table:table-cell office:value-type="float" office:value="-1">
            <text:p>-1</text:p>
          </table:table-cell>
          <table:table-cell office:value-type="float" office:value="149.3">
            <text:p>149.3</text:p>
          </table:table-cell>
          <table:table-cell office:value-type="float" office:value="0">
            <text:p>0</text:p>
          </table:table-cell>
          <table:table-cell office:value-type="float" office:value="428.6">
            <text:p>428.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299in" table:end-y="0.002in" draw:z-index="0" draw:name="Chart 1" draw:style-name="gr1" svg:width="13.6646in" svg:height="5.0524in" svg:x="0.0295in" svg:y="0.0039in">
              <draw:object draw:notify-on-update-of-ranges="MEM.A2:MEM.A4 MEM.F1:MEM.F1 MEM.F2:MEM.F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299in" table:end-y="0.0169in" draw:z-index="1" draw:name="Chart 2" draw:style-name="gr1" svg:width="13.6646in" svg:height="5.0535in" svg:x="0.0295in" svg:y="0.0181in">
              <draw:object draw:notify-on-update-of-ranges="MEM.A2:MEM.A4 MEM.B1:MEM.B1 MEM.B2:MEM.B4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2H12M49S">
            <text:p>12:12:49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2H13M19S">
            <text:p>12:13:19</text:p>
          </table:table-cell>
          <table:table-cell office:value-type="float" office:value="0">
            <text:p>0</text:p>
          </table:table-cell>
          <table:table-cell office:value-type="float" office:value="44.3">
            <text:p>44.3</text:p>
          </table:table-cell>
          <table:table-cell office:value-type="float" office:value="0">
            <text:p>0</text:p>
          </table:table-cell>
          <table:table-cell office:value-type="float" office:value="1136.9">
            <text:p>1136.9</text:p>
          </table:table-cell>
          <table:table-cell office:value-type="float" office:value="0">
            <text:p>0</text:p>
          </table:table-cell>
          <table:table-cell office:value-type="float" office:value="1181.2">
            <text:p>1181.2</text:p>
          </table:table-cell>
          <table:table-cell office:value-type="float" office:value="44.3">
            <text:p>44.3</text:p>
          </table:table-cell>
          <table:table-cell office:value-type="float" office:value="-1136.9">
            <text:p>-1136.9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2H13M49S">
            <text:p>12:13:49</text:p>
          </table:table-cell>
          <table:table-cell office:value-type="float" office:value="0">
            <text:p>0</text:p>
          </table:table-cell>
          <table:table-cell office:value-type="float" office:value="41.5">
            <text:p>41.5</text:p>
          </table:table-cell>
          <table:table-cell office:value-type="float" office:value="0">
            <text:p>0</text:p>
          </table:table-cell>
          <table:table-cell office:value-type="float" office:value="818.1">
            <text:p>818.1</text:p>
          </table:table-cell>
          <table:table-cell office:value-type="float" office:value="0">
            <text:p>0</text:p>
          </table:table-cell>
          <table:table-cell office:value-type="float" office:value="859.6">
            <text:p>859.6</text:p>
          </table:table-cell>
          <table:table-cell office:value-type="float" office:value="41.5">
            <text:p>41.5</text:p>
          </table:table-cell>
          <table:table-cell office:value-type="float" office:value="-818.1">
            <text:p>-818.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36in" table:end-y="0.002in" draw:z-index="0" draw:name="Chart 1" draw:style-name="gr1" svg:width="13.1685in" svg:height="5.0524in" svg:x="0.0295in" svg:y="0.0039in">
              <draw:object draw:notify-on-update-of-ranges="NET.A2:NET.A4 NET.I1:NET.I1 NET.I2:NET.I4 NET.H1:NET.H1 NET.H2:NET.H4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28.9666666666667">
            <text:p>29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651.733333333333">
            <text:p>651.7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3.4493287303414">
            <text:p>13.4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351.65724563557">
            <text:p>351.7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.88400460299194">
            <text:p>1.9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33.509421031097">
            <text:p>133.5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36in" table:end-y="0.0169in" draw:z-index="1" draw:name="Chart 2" draw:style-name="gr1" svg:width="13.1685in" svg:height="5.0535in" svg:x="0.0295in" svg:y="0.0181in">
              <draw:object draw:notify-on-update-of-ranges="NET.B1:NET.E1 NET.A6:NET.A6 NET.B6:NET.E6 NET.A7:NET.A7 NET.B7:NET.E7 NET.A8:NET.A8 NET.B8:NET.E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36in" table:end-y="0.0307in" draw:z-index="2" draw:name="Chart 3" draw:style-name="gr1" svg:width="13.1685in" svg:height="5.0535in" svg:x="0.0295in" svg:y="0.0319in">
              <draw:object draw:notify-on-update-of-ranges="NET.A2:NET.A4 NET.B1:NET.B1 NET.B2:NET.B4 NET.C1:NET.C1 NET.C2:NET.C4 NET.D1:NET.D1 NET.D2:NET.D4 NET.E1:NET.E1 NET.E2:NET.E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2H12M49S">
            <text:p>12:12:49</text:p>
          </table:table-cell>
          <table:table-cell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2H13M19S">
            <text:p>12:13:19</text:p>
          </table:table-cell>
          <table:table-cell office:value-type="float" office:value="0">
            <text:p>0</text:p>
          </table:table-cell>
          <table:table-cell office:value-type="float" office:value="449.8">
            <text:p>449.8</text:p>
          </table:table-cell>
          <table:table-cell office:value-type="float" office:value="0">
            <text:p>0</text:p>
          </table:table-cell>
          <table:table-cell office:value-type="float" office:value="866.6">
            <text:p>866.6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2H13M49S">
            <text:p>12:13:49</text:p>
          </table:table-cell>
          <table:table-cell office:value-type="float" office:value="0">
            <text:p>0</text:p>
          </table:table-cell>
          <table:table-cell office:value-type="float" office:value="337.5">
            <text:p>337.5</text:p>
          </table:table-cell>
          <table:table-cell office:value-type="float" office:value="0">
            <text:p>0</text:p>
          </table:table-cell>
          <table:table-cell office:value-type="float" office:value="641.9">
            <text:p>641.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36in" table:end-y="0.002in" draw:z-index="0" draw:name="Chart 1" draw:style-name="gr1" svg:width="13.1685in" svg:height="5.0524in" svg:x="0.0295in" svg:y="0.0039in">
              <draw:object draw:notify-on-update-of-ranges="NETPACKET.B1:NETPACKET.E1 NETPACKET.A6:NETPACKET.A6 NETPACKET.B6:NETPACKET.E6 NETPACKET.A7:NETPACKET.A7 NETPACKET.B7:NETPACKET.E7 NETPACKET.A8:NETPACKET.A8 NETPACKET.B8:NETPACKET.E8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268.5">
            <text:p>268.5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503.133333333333">
            <text:p>503.1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24.495071384233">
            <text:p>124.5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267.392690252197">
            <text:p>267.4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56.8049286157666">
            <text:p>56.8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96.0739764144694">
            <text:p>96.1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36in" table:end-y="0.0169in" draw:z-index="1" draw:name="Chart 2" draw:style-name="gr1" svg:width="13.1685in" svg:height="5.0535in" svg:x="0.0295in" svg:y="0.0181in">
              <draw:object draw:notify-on-update-of-ranges="NETPACKET.A2:NETPACKET.A4 NETPACKET.B1:NETPACKET.B1 NETPACKET.B2:NETPACKET.B4 NETPACKET.C1:NETPACKET.C1 NETPACKET.C2:NETPACKET.C4 NETPACKET.D1:NETPACKET.D1 NETPACKET.D2:NETPACKET.D4 NETPACKET.E1:NETPACKET.E1 NETPACKET.E2:NETPACKET.E4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2H12M49S">
            <text:p>12:12:49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2H13M19S">
            <text:p>12:13:19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525">
            <text:p>1525</text:p>
          </table:table-cell>
          <table:table-cell table:number-columns-repeated="3" office:value-type="float" office:value="-1">
            <text:p>-1</text:p>
          </table:table-cell>
          <table:table-cell office:value-type="float" office:value="7.9">
            <text:p>7.9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2H13M49S">
            <text:p>12:13:49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897.5">
            <text:p>1897.5</text:p>
          </table:table-cell>
          <table:table-cell table:number-columns-repeated="3" office:value-type="float" office:value="-1">
            <text:p>-1</text:p>
          </table:table-cell>
          <table:table-cell office:value-type="float" office:value="13.2">
            <text:p>13.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36in" table:end-y="0.002in" draw:z-index="0" draw:name="Chart 1" draw:style-name="gr1" svg:width="13.1685in" svg:height="5.0524in" svg:x="0.0295in" svg:y="0.0039in">
              <draw:object draw:notify-on-update-of-ranges="PROC.A2:PROC.A4 PROC.B1:PROC.B1 PROC.B2:PROC.B4 PROC.C1:PROC.C1 PROC.C2:PROC.C4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36in" table:end-y="0.0169in" draw:z-index="1" draw:name="Chart 2" draw:style-name="gr1" svg:width="13.1685in" svg:height="5.0535in" svg:x="0.0295in" svg:y="0.0181in">
              <draw:object draw:notify-on-update-of-ranges="PROC.A2:PROC.A4 PROC.D2:PROC.D4 PROC.E2:PROC.E4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36in" table:end-y="0.0307in" draw:z-index="2" draw:name="Chart 3" draw:style-name="gr1" svg:width="13.1685in" svg:height="5.0535in" svg:x="0.0295in" svg:y="0.0319in">
              <draw:object draw:notify-on-update-of-ranges="PROC.A2:PROC.A4 PROC.H2:PROC.H4 PROC.I2:PROC.I4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2H12M49S">
            <text:p>12:12:49</text:p>
          </table:table-cell>
          <table:table-cell table:number-columns-repeated="3" office:value-type="float" office:value="-1">
            <text:p>-1</text:p>
          </table:table-cell>
          <table:table-cell office:value-type="float" office:value="393">
            <text:p>393</text:p>
          </table:table-cell>
          <table:table-cell table:number-columns-repeated="13" office:value-type="float" office:value="-1">
            <text:p>-1</text:p>
          </table:table-cell>
          <table:table-cell office:value-type="float" office:value="1196">
            <text:p>1196</text:p>
          </table:table-cell>
          <table:table-cell office:value-type="float" office:value="-1">
            <text:p>-1</text:p>
          </table:table-cell>
          <table:table-cell office:value-type="float" office:value="5124">
            <text:p>5124</text:p>
          </table:table-cell>
          <table:table-cell office:value-type="float" office:value="320">
            <text:p>320</text:p>
          </table:table-cell>
          <table:table-cell office:value-type="float" office:value="-1">
            <text:p>-1</text:p>
          </table:table-cell>
          <table:table-cell office:value-type="float" office:value="204620">
            <text:p>204620</text:p>
          </table:table-cell>
          <table:table-cell table:number-columns-repeated="7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2">
            <text:p>82</text:p>
          </table:table-cell>
          <table:table-cell table:number-columns-repeated="3"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2H13M19S">
            <text:p>12:13:19</text:p>
          </table:table-cell>
          <table:table-cell table:number-columns-repeated="3" office:value-type="float" office:value="-1">
            <text:p>-1</text:p>
          </table:table-cell>
          <table:table-cell office:value-type="float" office:value="736">
            <text:p>736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3503">
            <text:p>3503</text:p>
          </table:table-cell>
          <table:table-cell table:number-columns-repeated="2" office:value-type="float" office:value="0">
            <text:p>0</text:p>
          </table:table-cell>
          <table:table-cell office:value-type="float" office:value="-204612">
            <text:p>-204612</text:p>
          </table:table-cell>
          <table:table-cell office:value-type="float" office:value="63">
            <text:p>63</text:p>
          </table:table-cell>
          <table:table-cell table:number-columns-repeated="8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2H13M49S">
            <text:p>12:13:49</text:p>
          </table:table-cell>
          <table:table-cell table:number-columns-repeated="3" office:value-type="float" office:value="-1">
            <text:p>-1</text:p>
          </table:table-cell>
          <table:table-cell office:value-type="float" office:value="693">
            <text:p>693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616">
            <text:p>1616</text:p>
          </table:table-cell>
          <table:table-cell office:value-type="float" office:value="0">
            <text:p>0</text:p>
          </table:table-cell>
          <table:table-cell office:value-type="float" office:value="-6915">
            <text:p>-6915</text:p>
          </table:table-cell>
          <table:table-cell table:number-columns-repeated="2"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-63">
            <text:p>-63</text:p>
          </table:table-cell>
          <table:table-cell table:number-columns-repeated="12" office:value-type="float" office:value="0">
            <text:p>0</text:p>
          </table:table-cell>
          <table:table-cell office:value-type="float" office:value="-8">
            <text:p>-8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36in" table:end-y="0.002in" draw:z-index="0" draw:name="Chart 1" draw:style-name="gr1" svg:width="13.1685in" svg:height="5.0524in" svg:x="0.0295in" svg:y="0.0039in">
              <draw:object draw:notify-on-update-of-ranges="VM.A2:VM.A4 VM.H1:VM.H1 VM.H2:VM.H4 VM.I1:VM.I1 VM.I2:VM.I4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36in" table:end-y="0.0169in" draw:z-index="1" draw:name="Chart 2" draw:style-name="gr1" svg:width="13.1685in" svg:height="5.0535in" svg:x="0.0295in" svg:y="0.0181in">
              <draw:object draw:notify-on-update-of-ranges="VM.A2:VM.A4 VM.J1:VM.J1 VM.J2:VM.J4 VM.K1:VM.K1 VM.K2:VM.K4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2H12M49S">
            <text:p>12:12:49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2H12M49S">
            <text:p>12:12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2H13M19S">
            <text:p>12:13:19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2H13M19S">
            <text:p>12:13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2H13M49S">
            <text:p>12:13:49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2H13M49S">
            <text:p>12:13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12M49S">
            <text:p>12:12:49</text:p>
          </table:table-cell>
          <table:table-cell office:value-type="float" office:value="2.2">
            <text:p>2.2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97.2">
            <text:p>97.2</text:p>
          </table:table-cell>
          <table:table-cell office:value-type="float" office:value="2.5">
            <text:p>2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13M19S">
            <text:p>12:13:19</text:p>
          </table:table-cell>
          <table:table-cell office:value-type="float" office:value="29.9">
            <text:p>29.9</text:p>
          </table:table-cell>
          <table:table-cell office:value-type="float" office:value="3.4">
            <text:p>3.4</text:p>
          </table:table-cell>
          <table:table-cell office:value-type="float" office:value="2.2">
            <text:p>2.2</text:p>
          </table:table-cell>
          <table:table-cell office:value-type="float" office:value="64.5">
            <text:p>64.5</text:p>
          </table:table-cell>
          <table:table-cell office:value-type="float" office:value="33.3">
            <text:p>33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13M49S">
            <text:p>12:13:49</text:p>
          </table:table-cell>
          <table:table-cell office:value-type="float" office:value="43.5">
            <text:p>43.5</text:p>
          </table:table-cell>
          <table:table-cell office:value-type="float" office:value="4.5">
            <text:p>4.5</text:p>
          </table:table-cell>
          <table:table-cell office:value-type="float" office:value="2.6">
            <text:p>2.6</text:p>
          </table:table-cell>
          <table:table-cell office:value-type="float" office:value="49.4">
            <text:p>49.4</text:p>
          </table:table-cell>
          <table:table-cell office:value-type="float" office:value="48">
            <text:p>4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.2">
            <text:p>25.2</text:p>
            <draw:frame table:end-cell-address="CPU01.U32" table:end-x="0.4736in" table:end-y="0.002in" draw:z-index="0" draw:name="Chart 1" draw:style-name="gr1" svg:width="13.1685in" svg:height="5.0524in" svg:x="0.0295in" svg:y="0.0039in">
              <draw:object draw:notify-on-update-of-ranges="CPU01.A2:CPU01.A4 CPU01.B1:CPU01.B1 CPU01.B2:CPU01.B4 CPU01.C1:CPU01.C1 CPU01.C2:CPU01.C4 CPU01.D1:CPU01.D1 CPU01.D2:CPU01.D4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2.73333333333333">
            <text:p>2.73</text:p>
          </table:table-cell>
          <table:table-cell office:value-type="float" office:value="1.66666666666667">
            <text:p>1.67</text:p>
          </table:table-cell>
          <table:table-cell office:value-type="float" office:value="70.3666666666667">
            <text:p>70.37</text:p>
          </table:table-cell>
          <table:table-cell office:value-type="float" office:value="27.9333333333333">
            <text:p>27.9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12M49S">
            <text:p>12:12:49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96.9">
            <text:p>96.9</text:p>
          </table:table-cell>
          <table:table-cell office:value-type="float" office:value="2.8">
            <text:p>2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13M19S">
            <text:p>12:13:19</text:p>
          </table:table-cell>
          <table:table-cell office:value-type="float" office:value="36.8">
            <text:p>36.8</text:p>
          </table:table-cell>
          <table:table-cell office:value-type="float" office:value="3.6">
            <text:p>3.6</text:p>
          </table:table-cell>
          <table:table-cell office:value-type="float" office:value="1.7">
            <text:p>1.7</text:p>
          </table:table-cell>
          <table:table-cell office:value-type="float" office:value="57.9">
            <text:p>57.9</text:p>
          </table:table-cell>
          <table:table-cell office:value-type="float" office:value="40.4">
            <text:p>4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13M49S">
            <text:p>12:13:49</text:p>
          </table:table-cell>
          <table:table-cell office:value-type="float" office:value="52">
            <text:p>52</text:p>
          </table:table-cell>
          <table:table-cell office:value-type="float" office:value="5.1">
            <text:p>5.1</text:p>
          </table:table-cell>
          <table:table-cell office:value-type="float" office:value="1.8">
            <text:p>1.8</text:p>
          </table:table-cell>
          <table:table-cell office:value-type="float" office:value="41">
            <text:p>41</text:p>
          </table:table-cell>
          <table:table-cell office:value-type="float" office:value="57.1">
            <text:p>57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30.4">
            <text:p>30.4</text:p>
            <draw:frame table:end-cell-address="CPU02.U32" table:end-x="0.4736in" table:end-y="0.002in" draw:z-index="0" draw:name="Chart 1" draw:style-name="gr1" svg:width="13.1685in" svg:height="5.0524in" svg:x="0.0295in" svg:y="0.0039in">
              <draw:object draw:notify-on-update-of-ranges="CPU02.A2:CPU02.A4 CPU02.B1:CPU02.B1 CPU02.B2:CPU02.B4 CPU02.C1:CPU02.C1 CPU02.C2:CPU02.C4 CPU02.D1:CPU02.D1 CPU02.D2:CPU02.D4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3.03333333333333">
            <text:p>3.03</text:p>
          </table:table-cell>
          <table:table-cell office:value-type="float" office:value="1.26666666666667">
            <text:p>1.27</text:p>
          </table:table-cell>
          <table:table-cell office:value-type="float" office:value="65.2666666666667">
            <text:p>65.27</text:p>
          </table:table-cell>
          <table:table-cell office:value-type="float" office:value="33.4333333333333">
            <text:p>33.43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12M49S">
            <text:p>12:12:49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.3">
            <text:p>0.3</text:p>
          </table:table-cell>
          <table:table-cell office:value-type="float" office:value="96.7">
            <text:p>96.7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13M19S">
            <text:p>12:13:19</text:p>
          </table:table-cell>
          <table:table-cell office:value-type="float" office:value="37.2">
            <text:p>37.2</text:p>
          </table:table-cell>
          <table:table-cell office:value-type="float" office:value="4.1">
            <text:p>4.1</text:p>
          </table:table-cell>
          <table:table-cell office:value-type="float" office:value="2.7">
            <text:p>2.7</text:p>
          </table:table-cell>
          <table:table-cell office:value-type="float" office:value="55.9">
            <text:p>55.9</text:p>
          </table:table-cell>
          <table:table-cell office:value-type="float" office:value="41.3">
            <text:p>41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13M49S">
            <text:p>12:13:49</text:p>
          </table:table-cell>
          <table:table-cell office:value-type="float" office:value="46.9">
            <text:p>46.9</text:p>
          </table:table-cell>
          <table:table-cell office:value-type="float" office:value="5.4">
            <text:p>5.4</text:p>
          </table:table-cell>
          <table:table-cell office:value-type="float" office:value="5.1">
            <text:p>5.1</text:p>
          </table:table-cell>
          <table:table-cell office:value-type="float" office:value="42.6">
            <text:p>42.6</text:p>
          </table:table-cell>
          <table:table-cell office:value-type="float" office:value="52.3">
            <text:p>52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8.9333333333333">
            <text:p>28.93</text:p>
            <draw:frame table:end-cell-address="CPU03.U32" table:end-x="0.4736in" table:end-y="0.002in" draw:z-index="0" draw:name="Chart 1" draw:style-name="gr1" svg:width="13.1685in" svg:height="5.0524in" svg:x="0.0295in" svg:y="0.0039in">
              <draw:object draw:notify-on-update-of-ranges="CPU03.A2:CPU03.A4 CPU03.B1:CPU03.B1 CPU03.B2:CPU03.B4 CPU03.C1:CPU03.C1 CPU03.C2:CPU03.C4 CPU03.D1:CPU03.D1 CPU03.D2:CPU03.D4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3.26666666666667">
            <text:p>3.27</text:p>
          </table:table-cell>
          <table:table-cell office:value-type="float" office:value="2.7">
            <text:p>2.7</text:p>
          </table:table-cell>
          <table:table-cell office:value-type="float" office:value="65.0666666666667">
            <text:p>65.07</text:p>
          </table:table-cell>
          <table:table-cell office:value-type="float" office:value="32.2">
            <text:p>32.2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12M49S">
            <text:p>12:12:49</text:p>
          </table:table-cell>
          <table:table-cell office:value-type="float" office:value="2.2">
            <text:p>2.2</text:p>
          </table:table-cell>
          <table:table-cell office:value-type="float" office:value="0.4">
            <text:p>0.4</text:p>
          </table:table-cell>
          <table:table-cell office:value-type="float" office:value="1.5">
            <text:p>1.5</text:p>
          </table:table-cell>
          <table:table-cell office:value-type="float" office:value="95.9">
            <text:p>95.9</text:p>
          </table:table-cell>
          <table:table-cell office:value-type="float" office:value="2.6">
            <text:p>2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13M19S">
            <text:p>12:13:19</text:p>
          </table:table-cell>
          <table:table-cell office:value-type="float" office:value="34.8">
            <text:p>34.8</text:p>
          </table:table-cell>
          <table:table-cell office:value-type="float" office:value="4.3">
            <text:p>4.3</text:p>
          </table:table-cell>
          <table:table-cell office:value-type="float" office:value="15.3">
            <text:p>15.3</text:p>
          </table:table-cell>
          <table:table-cell office:value-type="float" office:value="45.5">
            <text:p>45.5</text:p>
          </table:table-cell>
          <table:table-cell office:value-type="float" office:value="39.1">
            <text:p>39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2H13M49S">
            <text:p>12:13:49</text:p>
          </table:table-cell>
          <table:table-cell office:value-type="float" office:value="44.1">
            <text:p>44.1</text:p>
          </table:table-cell>
          <table:table-cell office:value-type="float" office:value="7.8">
            <text:p>7.8</text:p>
          </table:table-cell>
          <table:table-cell office:value-type="float" office:value="12.9">
            <text:p>12.9</text:p>
          </table:table-cell>
          <table:table-cell office:value-type="float" office:value="35.2">
            <text:p>35.2</text:p>
          </table:table-cell>
          <table:table-cell office:value-type="float" office:value="51.9">
            <text:p>51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7.0333333333333">
            <text:p>27.03</text:p>
            <draw:frame table:end-cell-address="CPU04.U32" table:end-x="0.4736in" table:end-y="0.002in" draw:z-index="0" draw:name="Chart 1" draw:style-name="gr1" svg:width="13.1685in" svg:height="5.0524in" svg:x="0.0295in" svg:y="0.0039in">
              <draw:object draw:notify-on-update-of-ranges="CPU04.A2:CPU04.A4 CPU04.B1:CPU04.B1 CPU04.B2:CPU04.B4 CPU04.C1:CPU04.C1 CPU04.C2:CPU04.C4 CPU04.D1:CPU04.D1 CPU04.D2:CPU04.D4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4.16666666666667">
            <text:p>4.17</text:p>
          </table:table-cell>
          <table:table-cell office:value-type="float" office:value="9.9">
            <text:p>9.9</text:p>
          </table:table-cell>
          <table:table-cell office:value-type="float" office:value="58.8666666666667">
            <text:p>58.87</text:p>
          </table:table-cell>
          <table:table-cell office:value-type="float" office:value="31.2">
            <text:p>31.2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19:2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458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5cm" svg:height="12.834cm" xlink:href=".." chart:class="chart:line" chart:style-name="ch1">
        <chart:title svg:x="10.916cm" svg:y="0.256cm" chart:style-name="ch2">
          <text:p>System Summary ubuntuServer  11/18/2011</text:p>
        </chart:title>
        <chart:legend chart:legend-position="end" svg:x="30.617cm" svg:y="5.832cm" chart:style-name="ch3"/>
        <chart:plot-area chart:style-name="ch4" table:cell-range-address="CPU_ALL.A2:CPU_ALL.A4 CPU_ALL.F1:CPU_ALL.F4 DISK_SUMM.D2:DISK_SUMM.D4" chart:data-source-has-labels="column" svg:x="1.139cm" svg:y="1.281cm" svg:width="28.339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671cm" svg:y="6.603cm" chart:style-name="ch7">
              <text:p>usr%+sys%</text:p>
            </chart:title>
          </chart:axis>
          <chart:axis chart:dimension="y" chart:name="secondary-y" chart:style-name="ch8">
            <chart:title svg:x="28.57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12:49</text:p>
              </table:table-cell>
              <table:table-cell office:value-type="float" office:value="1.7">
                <text:p text:id="CPU_ALL.F2:CPU_ALL.F4">1.7</text:p>
              </table:table-cell>
              <table:table-cell office:value-type="float" office:value="5.4">
                <text:p text:id="DISK_SUMM.D2:DISK_SUMM.D4">5.4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38.8">
                <text:p>38.8</text:p>
              </table:table-cell>
              <table:table-cell office:value-type="float" office:value="168.2">
                <text:p>168.2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52.5">
                <text:p>52.5</text:p>
              </table:table-cell>
              <table:table-cell office:value-type="float" office:value="225.2">
                <text:p>225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7cm" xlink:href=".." chart:class="chart:line" chart:style-name="ch1">
        <chart:title svg:x="10.306cm" svg:y="0.256cm" chart:style-name="ch2">
          <text:p>Disk %Busy JMeter_Test_60_Threads  11/18/2011</text:p>
        </chart:title>
        <chart:legend chart:legend-position="end" svg:x="31.562cm" svg:y="5.365cm" chart:style-name="ch3"/>
        <chart:plot-area chart:style-name="ch4" table:cell-range-address="DISKBUSY.A1:DISKBUSY.E4" chart:data-source-has-labels="both" svg:x="0.675cm" svg:y="1.281cm" svg:width="30.213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2:12:49</text:p>
              </table:table-cell>
              <table:table-cell office:value-type="float" office:value="0.9">
                <text:p text:id="DISKBUSY.B2:DISKBUSY.B4">0.9</text:p>
              </table:table-cell>
              <table:table-cell office:value-type="float" office:value="1.8">
                <text:p text:id="DISKBUSY.C2:DISKBUSY.C4">1.8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32.9">
                <text:p>32.9</text:p>
              </table:table-cell>
              <table:table-cell office:value-type="float" office:value="32.9">
                <text:p>3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46.2">
                <text:p>46.2</text:p>
              </table:table-cell>
              <table:table-cell office:value-type="float" office:value="46.2">
                <text:p>4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4cm" xlink:href=".." chart:class="chart:bar" chart:style-name="ch1">
        <chart:title svg:x="9.816cm" svg:y="0.256cm" chart:style-name="ch2">
          <text:p>Disk Read KB/s JMeter_Test_60_Threads  11/18/2011</text:p>
        </chart:title>
        <chart:legend chart:legend-position="end" svg:x="31.403cm" svg:y="5.598cm" chart:style-name="ch3"/>
        <chart:plot-area chart:style-name="ch4" table:cell-range-address="DISKREAD.B1:DISKREAD.E1 DISKREAD.B6:DISKREAD.E8" chart:data-source-has-labels="row" svg:x="0.675cm" svg:y="1.281cm" svg:width="30.054cm" svg:height="11.041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E6" chart:class="chart:bar">
            <chart:data-point chart:repeated="4"/>
          </chart:series>
          <chart:series chart:style-name="ch9" chart:values-cell-range-address="DISKREAD.B7:DISKREAD.E7" chart:class="chart:bar">
            <chart:data-point chart:repeated="4"/>
          </chart:series>
          <chart:series chart:style-name="ch10" chart:values-cell-range-address="DISKREAD.B8:DISKREAD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E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E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E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7cm" xlink:href=".." chart:class="chart:line" chart:style-name="ch1">
        <chart:title svg:x="9.816cm" svg:y="0.256cm" chart:style-name="ch2">
          <text:p>Disk Read KB/s JMeter_Test_60_Threads  11/18/2011</text:p>
        </chart:title>
        <chart:legend chart:legend-position="end" svg:x="31.562cm" svg:y="5.365cm" chart:style-name="ch3"/>
        <chart:plot-area chart:style-name="ch4" table:cell-range-address="DISKREAD.A1:DISKREAD.E4" chart:data-source-has-labels="both" svg:x="0.675cm" svg:y="1.281cm" svg:width="30.213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2:12:49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4cm" xlink:href=".." chart:class="chart:bar" chart:style-name="ch1">
        <chart:title svg:x="9.737cm" svg:y="0.256cm" chart:style-name="ch2">
          <text:p>Disk Write KB/s JMeter_Test_60_Threads  11/18/2011</text:p>
        </chart:title>
        <chart:legend chart:legend-position="end" svg:x="31.403cm" svg:y="5.598cm" chart:style-name="ch3"/>
        <chart:plot-area chart:style-name="ch4" table:cell-range-address="DISKWRITE.B1:DISKWRITE.E1 DISKWRITE.B6:DISKWRITE.E8" chart:data-source-has-labels="row" svg:x="0.675cm" svg:y="1.281cm" svg:width="30.054cm" svg:height="11.041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E6" chart:class="chart:bar">
            <chart:data-point chart:repeated="4"/>
          </chart:series>
          <chart:series chart:style-name="ch9" chart:values-cell-range-address="DISKWRITE.B7:DISKWRITE.E7" chart:class="chart:bar">
            <chart:data-point chart:repeated="4"/>
          </chart:series>
          <chart:series chart:style-name="ch10" chart:values-cell-range-address="DISKWRITE.B8:DISKWRIT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2563.96666666667">
                <text:p text:id="DISKWRITE.B6:DISKWRITE.E6">2563.96666666667</text:p>
              </table:table-cell>
              <table:table-cell office:value-type="float" office:value="2563.96666666667">
                <text:p>2563.9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123.67154365848">
                <text:p text:id="DISKWRITE.B7:DISKWRITE.E7">1123.67154365848</text:p>
              </table:table-cell>
              <table:table-cell office:value-type="float" office:value="1123.67154365848">
                <text:p>1123.67154365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204.66178967485">
                <text:p text:id="DISKWRITE.B8:DISKWRITE.E8">1204.66178967485</text:p>
              </table:table-cell>
              <table:table-cell office:value-type="float" office:value="1204.66178967485">
                <text:p>1204.66178967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7cm" xlink:href=".." chart:class="chart:line" chart:style-name="ch1">
        <chart:title svg:x="9.737cm" svg:y="0.256cm" chart:style-name="ch2">
          <text:p>Disk Write KB/s JMeter_Test_60_Threads  11/18/2011</text:p>
        </chart:title>
        <chart:legend chart:legend-position="end" svg:x="31.562cm" svg:y="5.365cm" chart:style-name="ch3"/>
        <chart:plot-area chart:style-name="ch4" table:cell-range-address="DISKWRITE.A1:DISKWRITE.E4" chart:data-source-has-labels="both" svg:x="0.675cm" svg:y="1.281cm" svg:width="30.213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2:12:49</text:p>
              </table:table-cell>
              <table:table-cell office:value-type="float" office:value="894.1">
                <text:p text:id="DISKWRITE.B2:DISKWRITE.B4">894.1</text:p>
              </table:table-cell>
              <table:table-cell office:value-type="float" office:value="894.1">
                <text:p text:id="DISKWRITE.C2:DISKWRITE.C4">894.1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1905.5">
                <text:p>1905.5</text:p>
              </table:table-cell>
              <table:table-cell office:value-type="float" office:value="1905.5">
                <text:p>190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4892.3">
                <text:p>4892.3</text:p>
              </table:table-cell>
              <table:table-cell office:value-type="float" office:value="4892.3">
                <text:p>489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4cm" xlink:href=".." chart:class="chart:bar" chart:style-name="ch1">
        <chart:title svg:x="8.441cm" svg:y="0.256cm" chart:style-name="ch2">
          <text:p>Disk transfers per second JMeter_Test_60_Threads  11/18/2011</text:p>
        </chart:title>
        <chart:legend chart:legend-position="end" svg:x="31.403cm" svg:y="5.598cm" chart:style-name="ch3"/>
        <chart:plot-area chart:style-name="ch4" table:cell-range-address="DISKXFER.B1:DISKXFER.E1 DISKXFER.B6:DISKXFER.E8" chart:data-source-has-labels="row" svg:x="0.675cm" svg:y="1.281cm" svg:width="30.054cm" svg:height="11.041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E6" chart:class="chart:bar">
            <chart:data-point chart:repeated="4"/>
          </chart:series>
          <chart:series chart:style-name="ch9" chart:values-cell-range-address="DISKXFER.B7:DISKXFER.E7" chart:class="chart:bar">
            <chart:data-point chart:repeated="4"/>
          </chart:series>
          <chart:series chart:style-name="ch10" chart:values-cell-range-address="DISKXFER.B8:DISKXFER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66.4666666666667">
                <text:p text:id="DISKXFER.B6:DISKXFER.E6">66.4666666666667</text:p>
              </table:table-cell>
              <table:table-cell office:value-type="float" office:value="66.4666666666667">
                <text:p>66.4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32.6249080575059">
                <text:p text:id="DISKXFER.B7:DISKXFER.E7">32.6249080575059</text:p>
              </table:table-cell>
              <table:table-cell office:value-type="float" office:value="32.6249080575059">
                <text:p>32.6249080575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3.5084252758275">
                <text:p text:id="DISKXFER.B8:DISKXFER.E8">13.5084252758275</text:p>
              </table:table-cell>
              <table:table-cell office:value-type="float" office:value="13.5084252758275">
                <text:p>13.5084252758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7cm" xlink:href=".." chart:class="chart:line" chart:style-name="ch1">
        <chart:title svg:x="8.441cm" svg:y="0.256cm" chart:style-name="ch2">
          <text:p>Disk transfers per second JMeter_Test_60_Threads  11/18/2011</text:p>
        </chart:title>
        <chart:legend chart:legend-position="end" svg:x="31.562cm" svg:y="5.365cm" chart:style-name="ch3"/>
        <chart:plot-area chart:style-name="ch4" table:cell-range-address="DISKXFER.A1:DISKXFER.E4" chart:data-source-has-labels="both" svg:x="0.675cm" svg:y="1.281cm" svg:width="30.213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2:12:49</text:p>
              </table:table-cell>
              <table:table-cell office:value-type="float" office:value="2.7">
                <text:p text:id="DISKXFER.B2:DISKXFER.B4">2.7</text:p>
              </table:table-cell>
              <table:table-cell office:value-type="float" office:value="2.7">
                <text:p text:id="DISKXFER.C2:DISKXFER.C4">2.7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84.1">
                <text:p>84.1</text:p>
              </table:table-cell>
              <table:table-cell office:value-type="float" office:value="84.1">
                <text:p>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112.6">
                <text:p>112.6</text:p>
              </table:table-cell>
              <table:table-cell office:value-type="float" office:value="112.6">
                <text:p>11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4cm" xlink:href=".." chart:class="chart:bar" chart:style-name="ch1">
        <chart:title svg:x="10.519cm" svg:y="0.256cm" chart:style-name="ch2">
          <text:p>JFS Filespace %Used ubuntuServer  11/18/2011</text:p>
        </chart:title>
        <chart:legend chart:legend-position="end" svg:x="31.069cm" svg:y="5.598cm" chart:style-name="ch3"/>
        <chart:plot-area chart:style-name="ch4" table:cell-range-address="JFSFILE.B1:JFSFILE.F1 JFSFILE.A6:JFSFILE.F8" chart:data-source-has-labels="both" svg:x="0.668cm" svg:y="1.281cm" svg:width="29.734cm" svg:height="11.041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F6" chart:label-cell-address="JFSFILE.A6:JFSFILE.A6" chart:class="chart:bar">
            <chart:data-point chart:repeated="5"/>
          </chart:series>
          <chart:series chart:style-name="ch9" chart:values-cell-range-address="JFSFILE.B7:JFSFILE.F7" chart:label-cell-address="JFSFILE.A7:JFSFILE.A7" chart:class="chart:bar">
            <chart:data-point chart:repeated="5"/>
          </chart:series>
          <chart:series chart:style-name="ch10" chart:values-cell-range-address="JFSFILE.B8:JFSFILE.F8" chart:label-cell-address="JFSFILE.A8:JFSFILE.A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43.3333333333333">
                <text:p text:id="JFSFILE.B6:JFSFILE.F6">43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.0131282051281971">
                <text:p text:id="JFSFILE.B7:JFSFILE.F7">0.0131282051281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1.05353846153847">
                <text:p text:id="JFSFILE.B8:JFSFILE.F8">1.05353846153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4.709cm" svg:height="12.834cm" xlink:href=".." chart:class="chart:line" chart:style-name="ch1">
        <chart:title svg:x="10.62cm" svg:y="0.256cm" chart:style-name="ch2">
          <text:p>Memory MB JMeter_Test_60_Threads  11/18/2011</text:p>
        </chart:title>
        <chart:legend chart:legend-position="end" svg:x="31.959cm" svg:y="6.066cm" chart:style-name="ch3"/>
        <chart:plot-area chart:style-name="ch4" table:cell-range-address="MEM.A2:MEM.A4 MEM.F1:MEM.F4" chart:data-source-has-labels="both" svg:x="0.694cm" svg:y="1.281cm" svg:width="30.572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12:49</text:p>
              </table:table-cell>
              <table:table-cell office:value-type="float" office:value="463.9">
                <text:p text:id="MEM.F2:MEM.F4">463.9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354.3">
                <text:p>354.3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469.3">
                <text:p>469.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4.709cm" svg:height="12.837cm" xlink:href=".." chart:class="chart:area" chart:style-name="ch1">
        <chart:legend chart:legend-position="end" svg:x="31.827cm" svg:y="6.067cm" chart:style-name="ch2"/>
        <chart:plot-area chart:style-name="ch3" table:cell-range-address="MEM.A1:MEM.B4" chart:data-source-has-labels="both" svg:x="0.694cm" svg:y="0.256cm" svg:width="30.44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12:49</text:p>
              </table:table-cell>
              <table:table-cell office:value-type="float" office:value="2008.2">
                <text:p text:id="MEM.B2:MEM.B4">2008.2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4cm" xlink:href=".." chart:class="chart:area" chart:style-name="ch1">
        <chart:title svg:x="10.347cm" svg:y="0.256cm" chart:style-name="ch2">
          <text:p>CPU Total JMeter_Test_60_Threads  11/18/2011</text:p>
        </chart:title>
        <chart:legend chart:legend-position="end" svg:x="31.016cm" svg:y="5.598cm" chart:style-name="ch3"/>
        <chart:plot-area chart:style-name="ch4" table:cell-range-address="CPU_ALL.A1:CPU_ALL.D4" chart:data-source-has-labels="both" svg:x="0.668cm" svg:y="1.281cm" svg:width="29.681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12:49</text:p>
              </table:table-cell>
              <table:table-cell office:value-type="float" office:value="1.2">
                <text:p text:id="CPU_ALL.B2:CPU_ALL.B4">1.2</text:p>
              </table:table-cell>
              <table:table-cell office:value-type="float" office:value="0.5">
                <text:p text:id="CPU_ALL.C2:CPU_ALL.C4">0.5</text:p>
              </table:table-cell>
              <table:table-cell office:value-type="float" office:value="0">
                <text:p text:id="CPU_ALL.D2:CPU_ALL.D4">0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34.9">
                <text:p>34.9</text:p>
              </table:table-cell>
              <table:table-cell office:value-type="float" office:value="3.9">
                <text:p>3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46.8">
                <text:p>46.8</text:p>
              </table:table-cell>
              <table:table-cell office:value-type="float" office:value="5.7">
                <text:p>5.7</text:p>
              </table:table-cell>
              <table:table-cell office:value-type="float" office:value="5.6">
                <text:p>5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3.449cm" svg:height="12.834cm" xlink:href=".." chart:class="chart:area" chart:style-name="ch1">
        <chart:title svg:x="9.038cm" svg:y="0.256cm" chart:style-name="ch2">
          <text:p>Network I/O JMeter_Test_60_Threads (KB/s) - 11/18/2011</text:p>
        </chart:title>
        <chart:legend chart:legend-position="end" svg:x="29.588cm" svg:y="5.832cm" chart:style-name="ch3"/>
        <chart:plot-area chart:style-name="ch4" table:cell-range-address="NET.A2:NET.A4 NET.H1:NET.I4" chart:data-source-has-labels="both" svg:x="0.668cm" svg:y="1.281cm" svg:width="28.253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12:49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1.1">
                <text:p text:id="NET.H2:NET.H4">1.1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-1136.9">
                <text:p>-1136.9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-818.1">
                <text:p>-818.1</text:p>
              </table:table-cell>
              <table:table-cell office:value-type="float" office:value="41.5">
                <text:p>41.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7cm" xlink:href=".." chart:class="chart:bar" chart:style-name="ch1">
        <chart:title svg:x="9.13cm" svg:y="0.256cm" chart:style-name="ch2">
          <text:p>Network I/O JMeter_Test_60_Threads (KB/s)  11/18/2011</text:p>
        </chart:title>
        <chart:legend chart:legend-position="end" svg:x="31.069cm" svg:y="5.599cm" chart:style-name="ch3"/>
        <chart:plot-area chart:style-name="ch4" table:cell-range-address="NET.B1:NET.E1 NET.A6:NET.E8" chart:data-source-has-labels="both" svg:x="0.668cm" svg:y="1.281cm" svg:width="29.734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28.9666666666667">
                <text:p>28.9666666666667</text:p>
              </table:table-cell>
              <table:table-cell office:value-type="float" office:value="0">
                <text:p>0</text:p>
              </table:table-cell>
              <table:table-cell office:value-type="float" office:value="651.733333333333">
                <text:p>651.733333333333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13.4493287303414">
                <text:p>13.4493287303414</text:p>
              </table:table-cell>
              <table:table-cell office:value-type="float" office:value="0">
                <text:p>0</text:p>
              </table:table-cell>
              <table:table-cell office:value-type="float" office:value="351.65724563557">
                <text:p>351.65724563557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1.88400460299194">
                <text:p>1.88400460299194</text:p>
              </table:table-cell>
              <table:table-cell office:value-type="float" office:value="0">
                <text:p>0</text:p>
              </table:table-cell>
              <table:table-cell office:value-type="float" office:value="133.509421031097">
                <text:p>133.50942103109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7cm" xlink:href=".." chart:class="chart:area" chart:style-name="ch1">
        <chart:title svg:x="9.13cm" svg:y="0.256cm" chart:style-name="ch2">
          <text:p>Network I/O JMeter_Test_60_Threads (KB/s)  11/18/2011</text:p>
        </chart:title>
        <chart:legend chart:legend-position="end" svg:x="30.487cm" svg:y="5.365cm" chart:style-name="ch3"/>
        <chart:plot-area chart:style-name="ch4" table:cell-range-address="NET.A1:NET.E4" chart:data-source-has-labels="both" svg:x="0.668cm" svg:y="1.281cm" svg:width="29.152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12:49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1.1">
                <text:p text:id="NET.C2:NET.C4">1.1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0">
                <text:p>0</text:p>
              </table:table-cell>
              <table:table-cell office:value-type="float" office:value="44.3">
                <text:p>44.3</text:p>
              </table:table-cell>
              <table:table-cell office:value-type="float" office:value="0">
                <text:p>0</text:p>
              </table:table-cell>
              <table:table-cell office:value-type="float" office:value="1136.9">
                <text:p>1136.9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0">
                <text:p>0</text:p>
              </table:table-cell>
              <table:table-cell office:value-type="float" office:value="41.5">
                <text:p>41.5</text:p>
              </table:table-cell>
              <table:table-cell office:value-type="float" office:value="0">
                <text:p>0</text:p>
              </table:table-cell>
              <table:table-cell office:value-type="float" office:value="818.1">
                <text:p>818.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4cm" xlink:href=".." chart:class="chart:bar" chart:style-name="ch1">
        <chart:title svg:x="9.395cm" svg:y="0.256cm" chart:style-name="ch2">
          <text:p>Network Packets JMeter_Test_60_Threads  11/18/2011</text:p>
        </chart:title>
        <chart:legend chart:legend-position="end" svg:x="31.069cm" svg:y="5.598cm" chart:style-name="ch3"/>
        <chart:plot-area chart:style-name="ch4" table:cell-range-address="NETPACKET.B1:NETPACKET.E1 NETPACKET.A6:NETPACKET.E8" chart:data-source-has-labels="both" svg:x="0.668cm" svg:y="1.281cm" svg:width="29.734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268.5">
                <text:p>268.5</text:p>
              </table:table-cell>
              <table:table-cell office:value-type="float" office:value="0">
                <text:p>0</text:p>
              </table:table-cell>
              <table:table-cell office:value-type="float" office:value="503.133333333333">
                <text:p>503.133333333333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124.495071384233">
                <text:p>124.495071384233</text:p>
              </table:table-cell>
              <table:table-cell office:value-type="float" office:value="0">
                <text:p>0</text:p>
              </table:table-cell>
              <table:table-cell office:value-type="float" office:value="267.392690252197">
                <text:p>267.392690252197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56.8049286157666">
                <text:p>56.8049286157666</text:p>
              </table:table-cell>
              <table:table-cell office:value-type="float" office:value="0">
                <text:p>0</text:p>
              </table:table-cell>
              <table:table-cell office:value-type="float" office:value="96.0739764144694">
                <text:p>96.073976414469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449cm" svg:height="12.837cm" xlink:href=".." chart:class="chart:line" chart:style-name="ch1">
        <chart:title svg:x="9.395cm" svg:y="0.256cm" chart:style-name="ch2">
          <text:p>Network Packets JMeter_Test_60_Threads  11/18/2011</text:p>
        </chart:title>
        <chart:legend chart:legend-position="end" svg:x="30.196cm" svg:y="5.365cm" chart:style-name="ch3"/>
        <chart:plot-area chart:style-name="ch4" table:cell-range-address="NETPACKET.A1:NETPACKET.E4" chart:data-source-has-labels="both" svg:x="0.668cm" svg:y="1.281cm" svg:width="28.861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2:12:49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18.2">
                <text:p text:id="NETPACKET.C2:NETPACKET.C4">18.2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0">
                <text:p>0</text:p>
              </table:table-cell>
              <table:table-cell office:value-type="float" office:value="449.8">
                <text:p>449.8</text:p>
              </table:table-cell>
              <table:table-cell office:value-type="float" office:value="0">
                <text:p>0</text:p>
              </table:table-cell>
              <table:table-cell office:value-type="float" office:value="866.6">
                <text:p>866.6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0">
                <text:p>0</text:p>
              </table:table-cell>
              <table:table-cell office:value-type="float" office:value="337.5">
                <text:p>337.5</text:p>
              </table:table-cell>
              <table:table-cell office:value-type="float" office:value="0">
                <text:p>0</text:p>
              </table:table-cell>
              <table:table-cell office:value-type="float" office:value="641.9">
                <text:p>641.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4cm" xlink:href=".." chart:class="chart:line" chart:style-name="ch1">
        <chart:title svg:x="10.334cm" svg:y="0.256cm" chart:style-name="ch2">
          <text:p>Processes JMeter_Test_60_Threads  11/18/2011</text:p>
        </chart:title>
        <chart:legend chart:legend-position="end" svg:x="30.487cm" svg:y="5.832cm" chart:style-name="ch3"/>
        <chart:plot-area chart:style-name="ch4" table:cell-range-address="PROC.A1:PROC.C4" chart:data-source-has-labels="both" svg:x="0.668cm" svg:y="1.281cm" svg:width="29.152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12:49</text:p>
              </table:table-cell>
              <table:table-cell office:value-type="float" office:value="1">
                <text:p text:id="PROC.B2:PROC.B4">1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7cm" xlink:href=".." chart:class="chart:line" chart:style-name="ch1">
        <chart:title svg:x="10.334cm" svg:y="0.256cm" chart:style-name="ch2">
          <text:p>Processes JMeter_Test_60_Threads  11/18/2011</text:p>
        </chart:title>
        <chart:legend chart:legend-position="end" svg:x="30.567cm" svg:y="5.833cm" chart:style-name="ch3"/>
        <chart:plot-area chart:style-name="ch4" table:cell-range-address="PROC.A2:PROC.A4 PROC.D2:PROC.E4" chart:data-source-has-labels="column" svg:x="0.668cm" svg:y="1.281cm" svg:width="29.232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12:49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1525">
                <text:p>15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1897.5">
                <text:p>1897.5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7cm" xlink:href=".." chart:class="chart:line" chart:style-name="ch1">
        <chart:title svg:x="10.334cm" svg:y="0.256cm" chart:style-name="ch2">
          <text:p>Processes JMeter_Test_60_Threads  11/18/2011</text:p>
        </chart:title>
        <chart:legend chart:legend-position="end" svg:x="30.567cm" svg:y="5.833cm" chart:style-name="ch3"/>
        <chart:plot-area chart:style-name="ch4" table:cell-range-address="PROC.A2:PROC.A4 PROC.H2:PROC.I4" chart:data-source-has-labels="column" svg:x="0.668cm" svg:y="1.281cm" svg:width="29.232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12:49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7.9">
                <text:p>7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13.2">
                <text:p>13.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3.449cm" svg:height="12.834cm" xlink:href=".." chart:class="chart:area" chart:column-mapping="0" chart:style-name="ch1">
        <chart:title svg:x="9.223cm" svg:y="0.256cm" chart:style-name="ch2">
          <text:p>File-backed paging (kByes/sec) ubuntuServer 11/18/2011</text:p>
        </chart:title>
        <chart:legend chart:legend-position="end" svg:x="30.805cm" svg:y="5.832cm" chart:style-name="ch3"/>
        <chart:plot-area chart:style-name="ch4" table:cell-range-address="VM.A2:VM.A4 VM.H1:VM.I4" chart:data-source-has-labels="both" svg:x="0.668cm" svg:y="1.281cm" svg:width="29.47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12:49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3.449cm" svg:height="12.837cm" xlink:href=".." chart:class="chart:area" chart:column-mapping="0" chart:style-name="ch1">
        <chart:title svg:x="8.985cm" svg:y="0.256cm" chart:style-name="ch2">
          <text:p>Swap-space activity (kBytes/sec) ubuntuServer 11/18/2011</text:p>
        </chart:title>
        <chart:legend chart:legend-position="end" svg:x="30.725cm" svg:y="5.833cm" chart:style-name="ch3"/>
        <chart:plot-area chart:style-name="ch4" table:cell-range-address="VM.A2:VM.A4 VM.J1:VM.K4" chart:data-source-has-labels="both" svg:x="0.668cm" svg:y="1.281cm" svg:width="29.39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12:49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3.449cm" svg:height="12.837cm" xlink:href=".." chart:class="chart:area" chart:style-name="ch1">
        <chart:legend chart:legend-position="end" svg:x="31.228cm" svg:y="6.067cm" chart:style-name="ch2"/>
        <chart:plot-area chart:style-name="ch3" table:cell-range-address="CPU_ALL.A2:CPU_ALL.A4 CPU_ALL.G1:CPU_ALL.G4" chart:data-source-has-labels="both" svg:x="0.668cm" svg:y="0.256cm" svg:width="29.893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12:49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4cm" xlink:href=".." chart:class="chart:area" chart:style-name="ch1">
        <chart:title svg:x="10.863cm" svg:y="0.256cm" chart:style-name="ch2">
          <text:p>CPU 1 JMeter_Test_60_Threads  11/18/2011</text:p>
        </chart:title>
        <chart:legend chart:legend-position="end" svg:x="31.016cm" svg:y="5.598cm" chart:style-name="ch3"/>
        <chart:plot-area chart:style-name="ch4" table:cell-range-address="CPU01.A1:CPU01.D4" chart:data-source-has-labels="both" svg:x="0.668cm" svg:y="1.281cm" svg:width="29.681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2:12:49</text:p>
              </table:table-cell>
              <table:table-cell office:value-type="float" office:value="2.2">
                <text:p text:id="CPU01.B2:CPU01.B4">2.2</text:p>
              </table:table-cell>
              <table:table-cell office:value-type="float" office:value="0.3">
                <text:p text:id="CPU01.C2:CPU01.C4">0.3</text:p>
              </table:table-cell>
              <table:table-cell office:value-type="float" office:value="0.2">
                <text:p text:id="CPU01.D2:CPU01.D4">0.2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29.9">
                <text:p>29.9</text:p>
              </table:table-cell>
              <table:table-cell office:value-type="float" office:value="3.4">
                <text:p>3.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43.5">
                <text:p>43.5</text:p>
              </table:table-cell>
              <table:table-cell office:value-type="float" office:value="4.5">
                <text:p>4.5</text:p>
              </table:table-cell>
              <table:table-cell office:value-type="float" office:value="2.6">
                <text:p>2.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4cm" xlink:href=".." chart:class="chart:area" chart:style-name="ch1">
        <chart:title svg:x="10.863cm" svg:y="0.256cm" chart:style-name="ch2">
          <text:p>CPU 2 JMeter_Test_60_Threads  11/18/2011</text:p>
        </chart:title>
        <chart:legend chart:legend-position="end" svg:x="31.016cm" svg:y="5.598cm" chart:style-name="ch3"/>
        <chart:plot-area chart:style-name="ch4" table:cell-range-address="CPU02.A1:CPU02.D4" chart:data-source-has-labels="both" svg:x="0.668cm" svg:y="1.281cm" svg:width="29.681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2:12:49</text:p>
              </table:table-cell>
              <table:table-cell office:value-type="float" office:value="2.4">
                <text:p text:id="CPU02.B2:CPU02.B4">2.4</text:p>
              </table:table-cell>
              <table:table-cell office:value-type="float" office:value="0.4">
                <text:p text:id="CPU02.C2:CPU02.C4">0.4</text:p>
              </table:table-cell>
              <table:table-cell office:value-type="float" office:value="0.3">
                <text:p text:id="CPU02.D2:CPU02.D4">0.3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36.8">
                <text:p>36.8</text:p>
              </table:table-cell>
              <table:table-cell office:value-type="float" office:value="3.6">
                <text:p>3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52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4cm" xlink:href=".." chart:class="chart:area" chart:style-name="ch1">
        <chart:title svg:x="10.863cm" svg:y="0.256cm" chart:style-name="ch2">
          <text:p>CPU 3 JMeter_Test_60_Threads  11/18/2011</text:p>
        </chart:title>
        <chart:legend chart:legend-position="end" svg:x="31.016cm" svg:y="5.598cm" chart:style-name="ch3"/>
        <chart:plot-area chart:style-name="ch4" table:cell-range-address="CPU03.A1:CPU03.D4" chart:data-source-has-labels="both" svg:x="0.668cm" svg:y="1.281cm" svg:width="29.681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2:12:49</text:p>
              </table:table-cell>
              <table:table-cell office:value-type="float" office:value="2.7">
                <text:p text:id="CPU03.B2:CPU03.B4">2.7</text:p>
              </table:table-cell>
              <table:table-cell office:value-type="float" office:value="0.3">
                <text:p text:id="CPU03.C2:CPU03.C4">0.3</text:p>
              </table:table-cell>
              <table:table-cell office:value-type="float" office:value="0.3">
                <text:p text:id="CPU03.D2:CPU03.D4">0.3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37.2">
                <text:p>37.2</text:p>
              </table:table-cell>
              <table:table-cell office:value-type="float" office:value="4.1">
                <text:p>4.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46.9">
                <text:p>46.9</text:p>
              </table:table-cell>
              <table:table-cell office:value-type="float" office:value="5.4">
                <text:p>5.4</text:p>
              </table:table-cell>
              <table:table-cell office:value-type="float" office:value="5.1">
                <text:p>5.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4cm" xlink:href=".." chart:class="chart:area" chart:style-name="ch1">
        <chart:title svg:x="10.863cm" svg:y="0.256cm" chart:style-name="ch2">
          <text:p>CPU 4 JMeter_Test_60_Threads  11/18/2011</text:p>
        </chart:title>
        <chart:legend chart:legend-position="end" svg:x="31.016cm" svg:y="5.598cm" chart:style-name="ch3"/>
        <chart:plot-area chart:style-name="ch4" table:cell-range-address="CPU04.A1:CPU04.D4" chart:data-source-has-labels="both" svg:x="0.668cm" svg:y="1.281cm" svg:width="29.681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2:12:49</text:p>
              </table:table-cell>
              <table:table-cell office:value-type="float" office:value="2.2">
                <text:p text:id="CPU04.B2:CPU04.B4">2.2</text:p>
              </table:table-cell>
              <table:table-cell office:value-type="float" office:value="0.4">
                <text:p text:id="CPU04.C2:CPU04.C4">0.4</text:p>
              </table:table-cell>
              <table:table-cell office:value-type="float" office:value="1.5">
                <text:p text:id="CPU04.D2:CPU04.D4">1.5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34.8">
                <text:p>34.8</text:p>
              </table:table-cell>
              <table:table-cell office:value-type="float" office:value="4.3">
                <text:p>4.3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44.1">
                <text:p>44.1</text:p>
              </table:table-cell>
              <table:table-cell office:value-type="float" office:value="7.8">
                <text:p>7.8</text:p>
              </table:table-cell>
              <table:table-cell office:value-type="float" office:value="12.9">
                <text:p>12.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4cm" xlink:href=".." chart:class="chart:bar" chart:style-name="ch1">
        <chart:title svg:x="10.863cm" svg:y="0.256cm" chart:style-name="ch2">
          <text:p>CPU by Processor ubuntuServer  11/18/2011</text:p>
        </chart:title>
        <chart:legend chart:legend-position="end" svg:x="31.016cm" svg:y="5.598cm" chart:style-name="ch3"/>
        <chart:plot-area chart:style-name="ch4" table:cell-range-address="CPU_SUMM.A1:CPU_SUMM.D5" chart:data-source-has-labels="both" svg:x="0.668cm" svg:y="1.281cm" svg:width="29.681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5.2">
                <text:p text:id="CPU_SUMM.B2:CPU_SUMM.B5">25.2</text:p>
              </table:table-cell>
              <table:table-cell office:value-type="float" office:value="2.73333333333333">
                <text:p text:id="CPU_SUMM.C2:CPU_SUMM.C5">2.73333333333333</text:p>
              </table:table-cell>
              <table:table-cell office:value-type="float" office:value="1.66666666666667">
                <text:p text:id="CPU_SUMM.D2:CPU_SUMM.D5">1.66666666666667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30.4">
                <text:p>30.4</text:p>
              </table:table-cell>
              <table:table-cell office:value-type="float" office:value="3.03333333333333">
                <text:p>3.03333333333333</text:p>
              </table:table-cell>
              <table:table-cell office:value-type="float" office:value="1.26666666666667">
                <text:p>1.26666666666667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8.9333333333333">
                <text:p>28.9333333333333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7.0333333333333">
                <text:p>27.0333333333333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9.9">
                <text:p>9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3.706cm" svg:height="12.834cm" xlink:href=".." chart:class="chart:area" chart:style-name="ch1">
        <chart:title svg:x="9.749cm" svg:y="0.256cm" chart:style-name="ch2">
          <text:p>Disk total KB/s JMeter_Test_60_Threads - 11/18/2011</text:p>
        </chart:title>
        <chart:legend chart:legend-position="end" svg:x="29.945cm" svg:y="5.598cm" chart:style-name="ch3"/>
        <chart:plot-area chart:style-name="ch4" table:cell-range-address="DISK_SUMM.A2:DISK_SUMM.D4 DISK_SUMM.B1:DISK_SUMM.C1" chart:data-source-has-labels="column" svg:x="1.147cm" svg:y="1.281cm" svg:width="27.6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675cm" svg:y="6.603cm" chart:style-name="ch7">
              <text:p>KB/sec</text:p>
            </chart:title>
          </chart:axis>
          <chart:axis chart:dimension="y" chart:name="secondary-y" chart:style-name="ch8">
            <chart:title svg:x="28.345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2:12:49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1788.2">
                <text:p text:id="DISK_SUMM.C2:DISK_SUMM.C4">1788.2</text:p>
              </table:table-cell>
              <table:table-cell office:value-type="float" office:value="5.4">
                <text:p text:id="DISK_SUMM.D2:DISK_SUMM.D4">5.4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0">
                <text:p>0</text:p>
              </table:table-cell>
              <table:table-cell office:value-type="float" office:value="3811">
                <text:p>3811</text:p>
              </table:table-cell>
              <table:table-cell office:value-type="float" office:value="168.2">
                <text:p>168.2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0">
                <text:p>0</text:p>
              </table:table-cell>
              <table:table-cell office:value-type="float" office:value="9784.6">
                <text:p>9784.6</text:p>
              </table:table-cell>
              <table:table-cell office:value-type="float" office:value="225.2">
                <text:p>225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06cm" svg:height="12.837cm" xlink:href=".." chart:class="chart:bar" chart:style-name="ch1">
        <chart:title svg:x="9.841cm" svg:y="0.256cm" chart:style-name="ch2">
          <text:p>Disk total KB/s JMeter_Test_60_Threads  11/18/2011</text:p>
        </chart:title>
        <chart:legend chart:legend-position="end" svg:x="31.32cm" svg:y="5.599cm" chart:style-name="ch3"/>
        <chart:plot-area chart:style-name="ch4" table:cell-range-address="DISK_SUMM.B1:DISK_SUMM.D1 DISK_SUMM.A6:DISK_SUMM.D8" chart:data-source-has-labels="both" svg:x="0.674cm" svg:y="1.281cm" svg:width="29.973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5127.93333333333">
                <text:p>5127.93333333333</text:p>
              </table:table-cell>
              <table:table-cell office:value-type="float" office:value="132.933333333333">
                <text:p>132.933333333333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2247.34308731696">
                <text:p>2247.34308731696</text:p>
              </table:table-cell>
              <table:table-cell office:value-type="float" office:value="65.2498161150117">
                <text:p>65.2498161150117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2409.32357934971">
                <text:p>2409.32357934971</text:p>
              </table:table-cell>
              <table:table-cell office:value-type="float" office:value="27.016850551655">
                <text:p>27.0168505516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4cm" xlink:href=".." chart:class="chart:bar" chart:style-name="ch1">
        <chart:title svg:x="8.732cm" svg:y="0.256cm" chart:style-name="ch2">
          <text:p>Disk Block Size JMeter_Test_60_Threads (Kbytes)  11/18/2011</text:p>
        </chart:title>
        <chart:legend chart:legend-position="end" svg:x="31.403cm" svg:y="5.598cm" chart:style-name="ch3"/>
        <chart:plot-area chart:style-name="ch4" table:cell-range-address="DISKBSIZE.B1:DISKBSIZE.E1 DISKBSIZE.B6:DISKBSIZE.E8" chart:data-source-has-labels="row" svg:x="0.675cm" svg:y="1.281cm" svg:width="30.054cm" svg:height="11.041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E6" chart:class="chart:bar">
            <chart:data-point chart:repeated="4"/>
          </chart:series>
          <chart:series chart:style-name="ch9" chart:values-cell-range-address="DISKBSIZE.B7:DISKBSIZE.E7" chart:class="chart:bar">
            <chart:data-point chart:repeated="4"/>
          </chart:series>
          <chart:series chart:style-name="ch10" chart:values-cell-range-address="DISKBSIZE.B8:DISKBSIZE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30.966666666667">
                <text:p text:id="DISKBSIZE.B6:DISKBSIZE.E6">130.966666666667</text:p>
              </table:table-cell>
              <table:table-cell office:value-type="float" office:value="130.966666666667">
                <text:p>130.9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46.815033511496">
                <text:p text:id="DISKBSIZE.B7:DISKBSIZE.E7">146.815033511496</text:p>
              </table:table-cell>
              <table:table-cell office:value-type="float" office:value="146.815033511496">
                <text:p>146.815033511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8.9182998218376">
                <text:p text:id="DISKBSIZE.B8:DISKBSIZE.E8">48.9182998218376</text:p>
              </table:table-cell>
              <table:table-cell office:value-type="float" office:value="48.9182998218376">
                <text:p>48.9182998218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7cm" xlink:href=".." chart:class="chart:line" chart:style-name="ch1">
        <chart:title svg:x="8.732cm" svg:y="0.256cm" chart:style-name="ch2">
          <text:p>Disk Block Size JMeter_Test_60_Threads (Kbytes)  11/18/2011</text:p>
        </chart:title>
        <chart:legend chart:legend-position="end" svg:x="31.562cm" svg:y="5.365cm" chart:style-name="ch3"/>
        <chart:plot-area chart:style-name="ch4" table:cell-range-address="DISKBSIZE.A1:DISKBSIZE.E4" chart:data-source-has-labels="both" svg:x="0.675cm" svg:y="1.281cm" svg:width="30.213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2:12:49</text:p>
              </table:table-cell>
              <table:table-cell office:value-type="float" office:value="326.7">
                <text:p text:id="DISKBSIZE.B2:DISKBSIZE.B4">326.7</text:p>
              </table:table-cell>
              <table:table-cell office:value-type="float" office:value="326.7">
                <text:p text:id="DISKBSIZE.C2:DISKBSIZE.C4">326.7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</table:table-row>
            <table:table-row>
              <table:table-cell office:value-type="string">
                <text:p>12:13:19</text:p>
              </table:table-cell>
              <table:table-cell office:value-type="float" office:value="22.7">
                <text:p>22.7</text:p>
              </table:table-cell>
              <table:table-cell office:value-type="float" office:value="22.7">
                <text:p>2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3:49</text:p>
              </table:table-cell>
              <table:table-cell office:value-type="float" office:value="43.5">
                <text:p>43.5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4cm" xlink:href=".." chart:class="chart:bar" chart:style-name="ch1">
        <chart:title svg:x="10.306cm" svg:y="0.256cm" chart:style-name="ch2">
          <text:p>Disk %Busy JMeter_Test_60_Threads  11/18/2011</text:p>
        </chart:title>
        <chart:legend chart:legend-position="end" svg:x="31.403cm" svg:y="5.598cm" chart:style-name="ch3"/>
        <chart:plot-area chart:style-name="ch4" table:cell-range-address="DISKBUSY.B1:DISKBUSY.E1 DISKBUSY.B6:DISKBUSY.E8" chart:data-source-has-labels="row" svg:x="0.675cm" svg:y="1.281cm" svg:width="30.054cm" svg:height="11.041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E6" chart:class="chart:bar">
            <chart:data-point chart:repeated="4"/>
          </chart:series>
          <chart:series chart:style-name="ch9" chart:values-cell-range-address="DISKBUSY.B7:DISKBUSY.E7" chart:class="chart:bar">
            <chart:data-point chart:repeated="4"/>
          </chart:series>
          <chart:series chart:style-name="ch10" chart:values-cell-range-address="DISKBUSY.B8:DISKBUSY.E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26.6666666666667">
                <text:p text:id="DISKBUSY.B6:DISKBUSY.E6">26.6666666666667</text:p>
              </table:table-cell>
              <table:table-cell office:value-type="float" office:value="26.9666666666667">
                <text:p>26.9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3.5540833333333">
                <text:p text:id="DISKBUSY.B7:DISKBUSY.E7">13.5540833333333</text:p>
              </table:table-cell>
              <table:table-cell office:value-type="float" office:value="12.8366707869798">
                <text:p>12.8366707869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5.97925000000001">
                <text:p text:id="DISKBUSY.B8:DISKBUSY.E8">5.97925000000001</text:p>
              </table:table-cell>
              <table:table-cell office:value-type="float" office:value="6.39666254635352">
                <text:p>6.39666254635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